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Standard">
      <style:table-properties style:width="6.385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4132in"/>
    </style:style>
    <style:style style:name="Table1.B" style:family="table-column">
      <style:table-column-properties style:column-width="0.9278in"/>
    </style:style>
    <style:style style:name="Table1.C" style:family="table-column">
      <style:table-column-properties style:column-width="1.9132in"/>
    </style:style>
    <style:style style:name="Table1.D" style:family="table-column">
      <style:table-column-properties style:column-width="0.9972in"/>
    </style:style>
    <style:style style:name="Table1.E" style:family="table-column">
      <style:table-column-properties style:column-width="0.9979in"/>
    </style:style>
    <style:style style:name="Table1.F" style:family="table-column">
      <style:table-column-properties style:column-width="1.1354in"/>
    </style:style>
    <style:style style:name="Table1.1" style:family="table-row">
      <style:table-row-properties style:min-row-height="0.7458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C3" style:family="table-cell">
      <style:table-cell-properties style:vertical-align="bottom" fo:padding-left="0.0785in" fo:padding-right="0.075in" fo:padding-top="0in" fo:padding-bottom="0in" fo:border="0.5pt solid #000000"/>
    </style:style>
    <style:style style:name="Table1.4" style:family="table-row">
      <style:table-row-properties fo:keep-together="auto"/>
    </style:style>
    <style:style style:name="Table1.C4" style:family="table-cell">
      <style:table-cell-properties style:vertical-align="bottom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P1" style:family="paragraph" style:parent-style-name="Standard">
      <style:text-properties officeooo:paragraph-rsid="00300b8d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1f4cbe" officeooo:paragraph-rsid="001f4cb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20e250" officeooo:paragraph-rsid="0020e250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212097" officeooo:paragraph-rsid="00212097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2302a2" officeooo:paragraph-rsid="002302a2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24e70d" officeooo:paragraph-rsid="0024e70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25aedb" officeooo:paragraph-rsid="0025aedb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26d96a" officeooo:paragraph-rsid="0026d96a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289dab" officeooo:paragraph-rsid="00289dab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28f982" officeooo:paragraph-rsid="0028f982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2af0aa" officeooo:paragraph-rsid="002af0aa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2c1b37" officeooo:paragraph-rsid="002c1b37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rsid="002d2680" officeooo:paragraph-rsid="002d2680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rsid="002d58f6" officeooo:paragraph-rsid="002d58f6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rsid="002eb31d" officeooo:paragraph-rsid="002eb31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rsid="002eb31d" officeooo:paragraph-rsid="00300b8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rsid="002f5ba2" officeooo:paragraph-rsid="002f5ba2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rsid="002f5ba2" officeooo:paragraph-rsid="00300b8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rsid="0031de66" officeooo:paragraph-rsid="0031de66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rsid="0034ffd4" officeooo:paragraph-rsid="0034ffd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4cbe"/>
    </style:style>
    <style:style style:name="T3" style:family="text">
      <style:text-properties fo:font-size="8pt" style:font-size-asian="8pt"/>
    </style:style>
    <style:style style:name="T4" style:family="text">
      <style:text-properties fo:font-size="10pt" style:font-size-asian="10pt"/>
    </style:style>
    <style:style style:name="T5" style:family="text">
      <style:text-properties fo:font-size="9pt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2">UNIVERSITY OF RWANDA</text:p>
            <text:p text:style-name="P2">MUSANZE-CAMPUS</text:p>
            <text:p text:style-name="P2">NPC-ICT<text:span text:style-name="T1">4</text:span></text:p>
            <text:p text:style-name="P2"/>
          </table:table-cell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2">Academic year <text:s text:c="3"/>201<text:span text:style-name="T1">9-</text:span>20<text:span text:style-name="T1">20</text:span></text:p>
          </table:table-cell>
          <table:covered-table-cell/>
          <table:covered-table-cell/>
          <table:table-cell table:style-name="Table1.A1" office:value-type="string">
            <text:p text:style-name="P4"><text:span text:style-name="T3">presentation</text:span></text:p>
          </table:table-cell>
          <table:table-cell table:style-name="Table1.A1" office:value-type="string">
            <text:p text:style-name="P4">Content</text:p>
          </table:table-cell>
          <table:table-cell table:style-name="Table1.A1" office:value-type="string">
            <text:p text:style-name="P2">23.Jan.2019</text:p>
          </table:table-cell>
        </table:table-row>
        <table:table-row table:style-name="Table1.3">
          <table:table-cell table:style-name="Table1.A1" office:value-type="string">
            <text:p text:style-name="P2">S/N</text:p>
          </table:table-cell>
          <table:table-cell table:style-name="Table1.A1" office:value-type="string">
            <text:p text:style-name="P2">REG-NO</text:p>
          </table:table-cell>
          <table:table-cell table:style-name="Table1.C3" office:value-type="string">
            <text:p text:style-name="P2">FULL NAMES</text:p>
          </table:table-cell>
          <table:table-cell table:style-name="Table1.A1" office:value-type="string">
            <text:p text:style-name="P2"><text:span text:style-name="T4">MON</text:span></text:p>
          </table:table-cell>
          <table:table-cell table:style-name="Table1.A1" office:value-type="string">
            <text:p text:style-name="P2"><text:span text:style-name="T4">TUES</text:span></text:p>
          </table:table-cell>
          <table:table-cell table:style-name="Table1.A1" office:value-type="string">
            <text:p text:style-name="P2"><text:span text:style-name="T5">WED</text:span></text:p>
          </table:table-cell>
        </table:table-row>
        <table:table-row table:style-name="Table1.4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17097669</text:p>
          </table:table-cell>
          <table:table-cell table:style-name="Table1.C4" office:value-type="string">
            <text:p text:style-name="P2">AYIRWANDA Jean Claude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</table:table-row>
        <table:table-row table:style-name="Table1.5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17292798</text:p>
          </table:table-cell>
          <table:table-cell table:style-name="Table1.C4" office:value-type="string">
            <text:p text:style-name="P2">CYUMA Donath</text:p>
          </table:table-cell>
          <table:table-cell table:style-name="Table1.A1" office:value-type="string">
            <text:p text:style-name="P19">3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</table:table-row>
        <table:table-row table:style-name="Table1.6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217012310</text:p>
          </table:table-cell>
          <table:table-cell table:style-name="Table1.C4" office:value-type="string">
            <text:p text:style-name="P2">GASIGWA Celestin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3</text:p>
          </table:table-cell>
        </table:table-row>
        <table:table-row table:style-name="Table1.7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217011713</text:p>
          </table:table-cell>
          <table:table-cell table:style-name="Table1.C4" office:value-type="string">
            <text:p text:style-name="P2">GATETE Tharcisse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3</text:p>
          </table:table-cell>
        </table:table-row>
        <table:table-row table:style-name="Table1.8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217019048</text:p>
          </table:table-cell>
          <table:table-cell table:style-name="Table1.C4" office:value-type="string">
            <text:p text:style-name="P2">HABIYAREMYE Faustin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4</text:p>
          </table:table-cell>
        </table:table-row>
        <table:table-row table:style-name="Table1.9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17210929</text:p>
          </table:table-cell>
          <table:table-cell table:style-name="Table1.C4" office:value-type="string">
            <text:p text:style-name="P2">INGABIRE Joselyne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</table:table-row>
        <table:table-row table:style-name="Table1.10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217187293</text:p>
          </table:table-cell>
          <table:table-cell table:style-name="Table1.C4" office:value-type="string">
            <text:p text:style-name="P2">INGABIRE Joyeuse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3</text:p>
          </table:table-cell>
        </table:table-row>
        <table:table-row table:style-name="Table1.1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217008992</text:p>
          </table:table-cell>
          <table:table-cell table:style-name="Table1.C4" office:value-type="string">
            <text:p text:style-name="P2">IRADUKUNDA Basirien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5</text:p>
          </table:table-cell>
        </table:table-row>
        <table:table-row table:style-name="Table1.12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217228585</text:p>
          </table:table-cell>
          <table:table-cell table:style-name="Table1.C4" office:value-type="string">
            <text:p text:style-name="P2">IRAGENA Solange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4</text:p>
          </table:table-cell>
        </table:table-row>
        <table:table-row table:style-name="Table1.13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17020194</text:p>
          </table:table-cell>
          <table:table-cell table:style-name="Table1.C4" office:value-type="string">
            <text:p text:style-name="P2">ITETE Bosco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</table:table-row>
        <table:table-row table:style-name="Table1.14"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217043852</text:p>
          </table:table-cell>
          <table:table-cell table:style-name="Table1.C4" office:value-type="string">
            <text:p text:style-name="P2">ISHIMWE Yves Emery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15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217062180</text:p>
          </table:table-cell>
          <table:table-cell table:style-name="Table1.C4" office:value-type="string">
            <text:p text:style-name="P2">KWIZERA Sunlight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5</text:p>
          </table:table-cell>
        </table:table-row>
        <table:table-row table:style-name="Table1.16"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217031110</text:p>
          </table:table-cell>
          <table:table-cell table:style-name="Table1.C4" office:value-type="string">
            <text:p text:style-name="P2">MBONIGABA Janvier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</table:table-row>
        <table:table-row table:style-name="Table1.17"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217096735</text:p>
          </table:table-cell>
          <table:table-cell table:style-name="Table1.C4" office:value-type="string">
            <text:p text:style-name="P2">MUCUNGUZI Julius 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8"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217036791</text:p>
          </table:table-cell>
          <table:table-cell table:style-name="Table1.C4" office:value-type="string">
            <text:p text:style-name="P2">MUGISHA <text:s/>Eugene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3</text:p>
          </table:table-cell>
        </table:table-row>
        <table:table-row table:style-name="Table1.19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217063373</text:p>
          </table:table-cell>
          <table:table-cell table:style-name="Table1.C4" office:value-type="string">
            <text:p text:style-name="P2">MUKASHYAKA Noëlla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3</text:p>
          </table:table-cell>
        </table:table-row>
        <table:table-row table:style-name="Table1.20"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2">217090087</text:p>
          </table:table-cell>
          <table:table-cell table:style-name="Table1.C4" office:value-type="string">
            <text:p text:style-name="P2">MUTABAZI Andre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</table:table-row>
        <table:table-row table:style-name="Table1.21"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P2">217280374</text:p>
          </table:table-cell>
          <table:table-cell table:style-name="Table1.C4" office:value-type="string">
            <text:p text:style-name="P2">NDACYAYISENGA Emmanuel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4</text:p>
          </table:table-cell>
        </table:table-row>
        <table:table-row table:style-name="Table1.22"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P2">217009778</text:p>
          </table:table-cell>
          <table:table-cell table:style-name="Table1.C4" office:value-type="string">
            <text:p text:style-name="P2">NDAYISHIMIYE Fidele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4</text:p>
          </table:table-cell>
        </table:table-row>
        <table:table-row table:style-name="Table1.23"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217082203</text:p>
          </table:table-cell>
          <table:table-cell table:style-name="Table1.C4" office:value-type="string">
            <text:p text:style-name="P2">NDWANYI Anthony</text:p>
          </table:table-cell>
          <table:table-cell table:style-name="Table1.A1" office:value-type="string">
            <text:p text:style-name="P19">3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4</text:p>
          </table:table-cell>
        </table:table-row>
        <table:table-row table:style-name="Table1.24">
          <table:table-cell table:style-name="Table1.A1" office:value-type="string">
            <text:p text:style-name="P2">21</text:p>
          </table:table-cell>
          <table:table-cell table:style-name="Table1.A1" office:value-type="string">
            <text:p text:style-name="P2">217124771</text:p>
          </table:table-cell>
          <table:table-cell table:style-name="Table1.C4" office:value-type="string">
            <text:p text:style-name="P2">NEBUKADINEZA Thierry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3</text:p>
          </table:table-cell>
        </table:table-row>
        <text:soft-page-break/>
        <table:table-row table:style-name="Table1.25"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217156878</text:p>
          </table:table-cell>
          <table:table-cell table:style-name="Table1.C4" office:value-type="string">
            <text:p text:style-name="P2">NIYONSENGA Violette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26">
          <table:table-cell table:style-name="Table1.A1" office:value-type="string">
            <text:p text:style-name="P2">23</text:p>
          </table:table-cell>
          <table:table-cell table:style-name="Table1.A1" office:value-type="string">
            <text:p text:style-name="P2">217073859</text:p>
          </table:table-cell>
          <table:table-cell table:style-name="Table1.C4" office:value-type="string">
            <text:p text:style-name="P2">NKURIYINGOMA Deo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</table:table-row>
        <table:table-row table:style-name="Table1.27">
          <table:table-cell table:style-name="Table1.A1" office:value-type="string">
            <text:p text:style-name="P2">24</text:p>
          </table:table-cell>
          <table:table-cell table:style-name="Table1.A1" office:value-type="string">
            <text:p text:style-name="P2">217060382</text:p>
          </table:table-cell>
          <table:table-cell table:style-name="Table1.C4" office:value-type="string">
            <text:p text:style-name="P2">NKURUNZIZA Clement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5</text:p>
          </table:table-cell>
        </table:table-row>
        <table:table-row table:style-name="Table1.28"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217172245</text:p>
          </table:table-cell>
          <table:table-cell table:style-name="Table1.C4" office:value-type="string">
            <text:p text:style-name="P2">NSABIMANA Celestin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29">
          <table:table-cell table:style-name="Table1.A1" office:value-type="string">
            <text:p text:style-name="P2">26</text:p>
          </table:table-cell>
          <table:table-cell table:style-name="Table1.A1" office:value-type="string">
            <text:p text:style-name="P2">217096352</text:p>
          </table:table-cell>
          <table:table-cell table:style-name="Table1.C4" office:value-type="string">
            <text:p text:style-name="P2">NSABIMANA Dieudonne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</table:table-row>
        <table:table-row table:style-name="Table1.30">
          <table:table-cell table:style-name="Table1.A1" office:value-type="string">
            <text:p text:style-name="P2">27</text:p>
          </table:table-cell>
          <table:table-cell table:style-name="Table1.A1" office:value-type="string">
            <text:p text:style-name="P2">217193838</text:p>
          </table:table-cell>
          <table:table-cell table:style-name="Table1.C4" office:value-type="string">
            <text:p text:style-name="P2">NTABIRENZIBI Evariste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4</text:p>
          </table:table-cell>
        </table:table-row>
        <table:table-row table:style-name="Table1.31"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217027814</text:p>
          </table:table-cell>
          <table:table-cell table:style-name="Table1.C4" office:value-type="string">
            <text:p text:style-name="P2">NTEZIRYAYO Jean Baptiste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5</text:p>
          </table:table-cell>
        </table:table-row>
        <table:table-row table:style-name="Table1.32">
          <table:table-cell table:style-name="Table1.A1" office:value-type="string">
            <text:p text:style-name="P2">29</text:p>
          </table:table-cell>
          <table:table-cell table:style-name="Table1.A1" office:value-type="string">
            <text:p text:style-name="P2">217260632</text:p>
          </table:table-cell>
          <table:table-cell table:style-name="Table1.C4" office:value-type="string">
            <text:p text:style-name="P2">NTWALI Louis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3</text:p>
          </table:table-cell>
        </table:table-row>
        <table:table-row table:style-name="Table1.33"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217095631</text:p>
          </table:table-cell>
          <table:table-cell table:style-name="Table1.C4" office:value-type="string">
            <text:p text:style-name="P2">NZABAHIMANA Peter Claver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  <table:table-cell table:style-name="Table1.A1" office:value-type="string">
            <text:p text:style-name="P15">4</text:p>
          </table:table-cell>
        </table:table-row>
        <table:table-row table:style-name="Table1.34">
          <table:table-cell table:style-name="Table1.A1" office:value-type="string">
            <text:p text:style-name="P2">31</text:p>
          </table:table-cell>
          <table:table-cell table:style-name="Table1.A1" office:value-type="string">
            <text:p text:style-name="P2">217025269</text:p>
          </table:table-cell>
          <table:table-cell table:style-name="Table1.C4" office:value-type="string">
            <text:p text:style-name="P2">SHEMA Ivan 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4</text:p>
          </table:table-cell>
        </table:table-row>
        <table:table-row table:style-name="Table1.35">
          <table:table-cell table:style-name="Table1.A1" office:value-type="string">
            <text:p text:style-name="P2">32</text:p>
          </table:table-cell>
          <table:table-cell table:style-name="Table1.A1" office:value-type="string">
            <text:p text:style-name="P2">217210236</text:p>
          </table:table-cell>
          <table:table-cell table:style-name="Table1.C4" office:value-type="string">
            <text:p text:style-name="P2">TUYISHIMIRE Jean Pierre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3</text:p>
          </table:table-cell>
        </table:table-row>
        <table:table-row table:style-name="Table1.36"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P2">217042600</text:p>
          </table:table-cell>
          <table:table-cell table:style-name="Table1.C4" office:value-type="string">
            <text:p text:style-name="P2">UFITUMUKIZA Fabrice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3</text:p>
          </table:table-cell>
        </table:table-row>
        <table:table-row table:style-name="Table1.37">
          <table:table-cell table:style-name="Table1.A1" office:value-type="string">
            <text:p text:style-name="P2">34</text:p>
          </table:table-cell>
          <table:table-cell table:style-name="Table1.A1" office:value-type="string">
            <text:p text:style-name="P2">217272088</text:p>
          </table:table-cell>
          <table:table-cell table:style-name="Table1.C4" office:value-type="string">
            <text:p text:style-name="P2">UMUTONIWASE Diane</text:p>
          </table:table-cell>
          <table:table-cell table:style-name="Table1.A1" office:value-type="string">
            <text:p text:style-name="P19">3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</table:table-row>
        <table:table-row table:style-name="Table1.38">
          <table:table-cell table:style-name="Table1.A1" office:value-type="string">
            <text:p text:style-name="P2">35</text:p>
          </table:table-cell>
          <table:table-cell table:style-name="Table1.A1" office:value-type="string">
            <text:p text:style-name="P2">217008313</text:p>
          </table:table-cell>
          <table:table-cell table:style-name="Table1.C3" office:value-type="string">
            <text:p text:style-name="P2">UWIRINGIYIMANA Florence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宋体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宋体" style:font-family-complex="宋体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_5f_4e4cff2e-8946-41a9-8944-da8121cc07a3" style:display-name="Heading 1 Char_4e4cff2e-8946-41a9-8944-da8121cc07a3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宋体" style:font-family-complex="宋体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0:05:27</meta:creation-date>
    <meta:initial-creator>CYUMA</meta:initial-creator>
    <dc:date>2019-11-29T11:11:16.897280034</dc:date>
    <meta:editing-cycles>27</meta:editing-cycles>
    <meta:editing-duration>PT43M16S</meta:editing-duration>
    <meta:generator>LibreOffice/6.0.7.3$Linux_X86_64 LibreOffice_project/00m0$Build-3</meta:generator>
    <meta:document-statistic meta:table-count="1" meta:image-count="0" meta:object-count="0" meta:page-count="2" meta:paragraph-count="223" meta:word-count="268" meta:character-count="1224" meta:non-whitespace-character-count="1173"/>
    <meta:user-defined meta:name="AppVersion">16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